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Validator.isValidDomain( String dom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mailValidator.Email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Validator.isValid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Validator.isValid( String emai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mail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